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84cm"/>
      <style:paragraph-properties style:writing-mode="lr-tb"/>
    </style:style>
    <style:style style:name="gr2" style:family="graphic" style:parent-style-name="standard">
      <style:graphic-properties draw:stroke="none" draw:fill="solid" draw:fill-color="#000000" draw:textarea-horizontal-align="center" draw:textarea-vertical-align="middle" fo:min-height="0.84cm" draw:shadow="hidden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  <style:paragraph-properties fo:text-align="center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4.947cm" svg:height="1.09cm" svg:x="2.283cm" svg:y="2.478cm">
          <draw:text-box>
            <text:p>内存管理子系统</text:p>
          </draw:text-box>
        </draw:frame>
        <draw:frame draw:style-name="gr1" draw:text-style-name="P1" draw:layer="layout" svg:width="4.312cm" svg:height="1.09cm" svg:x="4.952cm" svg:y="5.398cm">
          <draw:text-box>
            <text:p>物理内存</text:p>
          </draw:text-box>
        </draw:frame>
        <draw:frame draw:style-name="gr1" draw:text-style-name="P1" draw:layer="layout" svg:width="4.312cm" svg:height="1.09cm" svg:x="5.047cm" svg:y="6.951cm">
          <draw:text-box>
            <text:p>虚拟内存地址</text:p>
          </draw:text-box>
        </draw:frame>
        <draw:frame draw:style-name="gr1" draw:text-style-name="P1" draw:layer="layout" svg:width="6.877cm" svg:height="1.09cm" svg:x="3.596cm" svg:y="9.765cm">
          <draw:text-box>
            <text:p>全局<text:span text:style-name="T1">页目录项</text:span>（9位）</text:p>
          </draw:text-box>
        </draw:frame>
        <draw:frame draw:style-name="gr1" draw:text-style-name="P1" draw:layer="layout" svg:width="6.877cm" svg:height="1.09cm" svg:x="10.646cm" svg:y="9.897cm">
          <draw:text-box>
            <text:p>上层页目录项（9位）</text:p>
          </draw:text-box>
        </draw:frame>
        <draw:frame draw:style-name="gr1" draw:text-style-name="P1" draw:layer="layout" svg:width="6.877cm" svg:height="1.09cm" svg:x="17.688cm" svg:y="9.977cm">
          <draw:text-box>
            <text:p>中间页目录项（9位）</text:p>
          </draw:text-box>
        </draw:frame>
        <draw:frame draw:style-name="gr1" draw:text-style-name="P1" draw:layer="layout" svg:width="5.325cm" svg:height="1.09cm" svg:x="24.591cm" svg:y="9.917cm">
          <draw:text-box>
            <text:p><text:s/><text:span text:style-name="T1">页表项</text:span>（9位）</text:p>
          </draw:text-box>
        </draw:frame>
        <draw:frame draw:style-name="gr1" draw:text-style-name="P1" draw:layer="layout" svg:width="5.959cm" svg:height="1.09cm" svg:x="30.216cm" svg:y="9.917cm">
          <draw:text-box>
            <text:p><text:span text:style-name="T1">页内偏移</text:span>（12位）</text:p>
          </draw:text-box>
        </draw:frame>
        <draw:frame draw:style-name="gr1" draw:text-style-name="P1" draw:layer="layout" svg:width="7.487cm" svg:height="1.09cm" svg:x="9.1cm" svg:y="21.761cm">
          <draw:text-box>
            <text:p>变量在内存中的具体位置</text:p>
          </draw:text-box>
        </draw:frame>
        <draw:frame draw:style-name="gr1" draw:text-style-name="P1" draw:layer="layout" svg:width="4.312cm" svg:height="1.09cm" svg:x="5.436cm" svg:y="19.543cm">
          <draw:text-box>
            <text:p>物理内存地址</text:p>
          </draw:text-box>
        </draw:frame>
        <draw:frame draw:style-name="gr1" draw:text-style-name="P1" draw:layer="layout" svg:width="7.487cm" svg:height="1.09cm" svg:x="9.202cm" svg:y="22.982cm">
          <draw:text-box>
            <text:p>手动对物理内存进行布局</text:p>
          </draw:text-box>
        </draw:frame>
        <draw:frame draw:style-name="gr1" draw:text-style-name="P1" draw:layer="layout" svg:width="8.757cm" svg:height="1.09cm" svg:x="9.198cm" svg:y="24.143cm">
          <draw:text-box>
            <text:p>每个进程究竟要分配多少内存</text:p>
          </draw:text-box>
        </draw:frame>
        <draw:frame draw:style-name="gr1" draw:text-style-name="P1" draw:layer="layout" svg:width="9.392cm" svg:height="1.09cm" svg:x="9.083cm" svg:y="26.707cm">
          <draw:text-box>
            <text:p>避免进程与进程之间的地址冲突</text:p>
          </draw:text-box>
        </draw:frame>
        <draw:frame draw:style-name="gr1" draw:text-style-name="P1" draw:layer="layout" svg:width="7.487cm" svg:height="1.09cm" svg:x="9.385cm" svg:y="25.384cm">
          <draw:text-box>
            <text:p>内存紧张的时候该怎么办</text:p>
          </draw:text-box>
        </draw:frame>
        <draw:frame draw:style-name="gr1" draw:text-style-name="P1" draw:layer="layout" svg:width="6.217cm" svg:height="1.09cm" svg:x="4.056cm" svg:y="30.94cm">
          <draw:text-box>
            <text:p>进程的虚拟内存空间</text:p>
          </draw:text-box>
        </draw:frame>
        <draw:frame draw:style-name="gr1" draw:text-style-name="P1" draw:layer="layout" svg:width="2.407cm" svg:height="1.09cm" svg:x="13.17cm" svg:y="44.048cm">
          <draw:text-box>
            <text:p>代码段</text:p>
          </draw:text-box>
        </draw:frame>
        <draw:frame draw:style-name="gr1" draw:text-style-name="P1" draw:layer="layout" svg:width="2.407cm" svg:height="1.09cm" svg:x="13.17cm" svg:y="42.725cm">
          <draw:text-box>
            <text:p>数据段</text:p>
          </draw:text-box>
        </draw:frame>
        <draw:frame draw:style-name="gr1" draw:text-style-name="P1" draw:layer="layout" svg:width="2.407cm" svg:height="1.09cm" svg:x="15.842cm" svg:y="44.109cm">
          <draw:text-box>
            <text:p>机器码</text:p>
          </draw:text-box>
        </draw:frame>
        <draw:frame draw:style-name="gr1" draw:text-style-name="P1" draw:layer="layout" svg:width="10.662cm" svg:height="1.09cm" svg:x="15.842cm" svg:y="42.583cm">
          <draw:text-box>
            <text:p>指定了初始值的全局变量和静态变量</text:p>
          </draw:text-box>
        </draw:frame>
        <draw:frame draw:style-name="gr1" draw:text-style-name="P1" draw:layer="layout" svg:width="2.905cm" svg:height="1.09cm" svg:x="12.672cm" svg:y="41.484cm">
          <draw:text-box>
            <text:p><text:s/>BSS 段</text:p>
          </draw:text-box>
        </draw:frame>
        <draw:path draw:style-name="gr2" draw:text-style-name="P2" draw:layer="layout" svg:width="16.497cm" svg:height="0.62cm" svg:x="16.101cm" svg:y="41.688cm" svg:viewBox="0 0 16498 621" svg:d="M205 322v-43h346v41c-26 67-67 124-124 171 52 34 116 57 191 72-14 18-27 35-38 50-76-22-141-52-194-90-58 39-129 71-212 95-11-15-22-30-33-44 82-22 150-49 205-84-50-46-86-102-108-168zM473 80h-163v26c0 69-35 122-105 161-11-13-24-26-36-38 62-31 93-73 93-127v-68h259v125c0 19 9 28 27 28h70c-2 17-3 33-5 46h-79c-41 0-61-21-61-64zM495 322h-210c23 56 57 102 102 140 50-39 86-86 108-140zM91 348c17 8 33 15 49 21-31 93-57 174-77 241l-54-18c26-69 53-151 82-244zM31 172c30 21 67 49 110 85-13 16-25 29-35 41-48-42-83-72-106-90zM56 14c39 30 75 60 108 88-14 15-27 28-37 39-35-33-69-64-103-93zM810 613h-48v-321c-30 35-64 68-100 101-8-15-18-30-29-46 79-67 142-141 186-222h-169v-46h193c12-25 22-52 30-79l52 12c-9 23-18 45-28 67h351v46h-373c-13 25-27 48-42 72h340v331c0 51-25 77-75 77-22 0-56 0-100 0-2-14-5-31-10-51 39 3 69 5 92 5 29 0 43-14 43-42v-44h-313zM810 430h313v-74h-313zM1123 240h-313v74h313zM1515 302h327v311h-47v-38h-233v38h-47zM1270 335c31-7 60-14 88-21v-144h-82v-45h82v-120h47v120h80v45h-80v132c22-6 43-12 63-19 1 19 3 36 5 49-24 6-47 13-68 19v187c0 46-21 69-62 69-15 1-35 0-60-1-2-17-4-33-8-49 23 3 41 4 55 4 19 0 28-10 28-31v-165c-29 8-56 16-82 24zM1509 4h47v95c99-18 197-42 294-72l17 44c-80 25-184 49-311 72v21c0 29 15 44 46 44h171c30 0 48-13 54-39 4-16 7-36 11-63 15 6 30 12 47 17-5 27-10 48-14 65-10 42-39 63-89 63h-194c-53 0-79-28-79-84zM1795 344h-233v75h233zM1562 533h233v-74h-233zM1904 570c69-59 109-146 119-261l53 9c-5 38-13 73-23 106 32 69 82 108 149 118v-273h-283v-46h589v46h-254v101h215v45h-215v130c82 2 171 2 268-2-7 16-13 33-18 52-101 1-190 0-265-2-94 0-162-38-206-114-24 55-55 101-96 139-9-16-20-32-33-48zM1941 79h264c-12-18-25-35-38-52l47-26c16 19 34 40 53 63l-28 15h251v118h-49v-72h-451v71h-49zM2781 58h344c-6 216-11 357-14 423-2 78-35 116-99 115-21 0-52-1-91-2-3-19-6-38-10-56 40 4 71 6 95 6 34 1 52-21 54-66 4-65 8-189 13-373h-141c-3 81-6 146-9 195-9 128-65 232-168 314-11-13-24-26-40-40 96-74 148-166 156-278 4-54 7-118 9-191h-99zM2546 166v-45h205v46c-22 39-47 76-73 110v19c10 7 20 14 30 21 21-27 40-56 58-85l41 26c-18 26-39 54-63 85 20 15 41 30 62 46l-32 38c-31-26-63-52-96-78v262h-47v-277c-24 27-50 51-77 74-4-16-10-34-16-53 59-47 112-110 158-189zM2605 22l44-21c15 24 31 52 48 85l-46 23c-15-33-31-62-46-87zM3448 335h299v279h-47v-43h-205v44h-47zM3428 510l-37 41c-22-23-45-46-67-67-31 44-71 86-120 125-9-13-18-26-28-40 47-35 85-74 114-118-30-27-59-54-89-80 15-55 28-117 40-186h-64v-47h72c7-41 13-85 19-132l50 8c-7 44-13 86-20 124h115v46c-10 111-30 196-62 255 28 25 54 48 77 71zM3685 87c42 66 78 131 109 195l-49 22c-9-19-18-39-27-58-65 3-143 10-234 18-12 1-26 5-44 11l-23-45c14-9 27-20 37-35 34-50 67-114 102-193l52 17c-38 72-75 137-112 196 82-5 149-9 201-11-17-33-34-66-53-97zM3700 378h-205v150h205zM3365 185h-76c-13 68-26 125-38 170 22 19 44 36 64 53 28-58 45-132 50-223zM3962 553h63v-384h146v-56h-180v-42h180v-66h47v66h195v42h-195v56h150v384h59v42h-465zM3808 309c56-83 99-183 129-301l46 14c-17 53-35 103-54 150v441h-45v-346c-18 33-37 64-57 93-5-18-12-35-19-51zM4070 553h252v-56h-252zM4322 210h-252v56h252zM4070 362h252v-56h-252zM4070 457h252v-56h-252zM4472 107h62c16-38 28-72 38-103l52 15c-13 31-25 61-38 88h124v493h-49v-48h-140v53h-49zM4720 234c39-62 71-138 98-230l52 13c-10 31-21 60-32 88h200c-5 212-9 346-13 401-2 65-37 97-102 97-38 0-76-1-115-3-2-21-5-39-10-56h2c42 6 79 9 114 9 37 0 58-20 61-59 4-62 7-176 10-343h-167c-18 40-36 75-55 106-12-8-26-16-43-23zM4521 505h140v-156h-140zM4661 153h-140v151h140zM4774 276l38-28c46 54 83 101 110 141l-46 32c-29-48-63-96-102-145zM5108 542h256v-108h-201v-45h201v-96h-178v-45h408v45h-179v96h202v45h-202v108h256v46h-563zM5434 12l-12 16c69 91 161 159 276 205-13 18-24 35-33 50-109-54-200-126-274-217-64 82-157 157-281 225-8-14-18-30-31-47 128-64 225-141 290-232zM5837 288c0 134-29 238-86 314-10-14-21-29-35-44 47-67 71-156 71-267v-256h482v176h-49v-19h-383v54h462c-4 115-6 190-9 225-3 50-12 84-27 103-15 20-48 30-98 30-25 0-57-1-96-4-2-20-5-38-8-53 44 5 82 8 114 8 25 0 41-6 50-18 8-12 14-35 16-69 2-31 4-91 6-180zM5895 342h271v159h-225v25h-46zM6220 77h-383v73h383zM6119 461v-78h-178v78zM6424 370v-43h422v43c-39 51-86 95-142 131 68 32 155 52 264 60-15 21-27 38-36 52-111-15-203-43-275-85-70 36-161 66-274 90-10-16-20-32-31-46 108-19 195-43 260-73-45-33-84-77-117-129zM6364 82h283c-13-23-25-43-35-60l44-22c21 31 35 55 43 69l-24 13h281v44h-200v172h-48v-172h-99v174h-48v-174h-197zM6785 370h-234c31 45 66 80 108 105 49-29 91-64 126-105zM6793 191l34-29c53 47 97 89 131 126l-39 34c-40-45-82-89-126-131zM6478 161l38 31c-43 49-84 92-125 132-10-12-22-23-36-35 43-37 84-80 123-128zM6987 559h285v-35h-249v-32h249v-36h-147v17h-43v-191h425v191h-42v-17h-149v36h249v32h-249v35h284v34h-613zM7087 29h416v177h-42v-17h-332v17h-42zM6992 219h606v33h-606zM7129 157h332v-34h-332zM7461 61h-332v33h332zM7316 424h149v-40h-149zM7125 424h147v-40h-147zM7465 314h-149v40h149zM7125 354h147v-40h-147zM7935 80h274v518h-49v-60h-175v60h-50zM8160 126h-175v367h175zM7619 443c47-63 84-132 112-209h-109v-42h119v-98c-32 5-65 10-98 14-4-14-8-28-14-43 86-9 170-23 250-42l14 43c-34 7-69 14-105 20v106h116v42h-116v80l22-22c33 28 65 58 96 89l-35 36c-25-28-52-57-83-87v288h-47v-297c-24 61-57 119-99 175-6-16-14-34-23-53zM8545 401h114v-74h-132v-39h132v-73h-112v-39h126l53-74h-104c-18 27-38 51-59 71-9-8-21-18-36-29 45-42 79-90 102-144l48 9c-10 19-19 37-29 54h133v41l-56 72h104v112h43v39h-43v141h-45v-28h-80v91c0 49-24 73-72 73-20 0-43 0-68-1-2-13-5-30-8-49 23 4 45 5 65 5 25 0 38-13 38-40v-79h-114zM8336 610h-43v-316h212v250c0 42-21 62-61 62h-53c-2-12-5-26-9-44 20 3 36 4 48 4 21 0 32-10 32-28v-47h-126zM8259 223h118v-43h-92v-36h92v-39h-107v-37h107v-64h44v64h107v37h-107v39h91v36h-91v43h116v37h-278zM8704 401h80v-74h-80zM8784 215h-80v73h80zM8462 330h-126v46h126zM8336 456h126v-45h-126zM8914 92h254c5-26 8-55 8-89h46c1 32-1 62-6 89h268v44h-253c59 85 149 143 269 173-12 14-24 30-35 48-122-42-212-108-269-199-13 29-32 56-58 81 32 22 64 45 94 69l-31 36c-26-23-58-49-96-78-46 36-108 68-185 97-6-15-16-30-28-47 142-46 229-106 262-180h-240zM9051 378h49v134c0 24 12 37 37 37h118c27 0 43-10 49-31 5-19 9-49 12-88 12 5 28 11 48 18-7 47-12 77-16 88-9 38-37 57-83 57h-137c-51 0-77-26-77-78zM8962 388l46 15c-16 51-36 104-61 158-13-6-29-12-46-18 24-46 45-98 61-155zM9367 406l36-28c35 38 69 79 104 123l-42 32c-30-43-63-86-98-127zM9139 383l31-31c34 27 65 54 93 81l-36 35c-26-28-55-56-88-85zM9599 370v-43h422v43c-39 51-86 95-142 131 68 32 155 52 264 60-15 21-27 38-36 52-111-15-203-43-275-85-70 36-161 66-274 90-10-16-20-32-31-46 108-19 195-43 260-73-45-33-84-77-117-129zM9539 82h283c-13-23-25-43-35-60l44-22c21 31 35 55 43 69l-24 13h281v44h-200v172h-48v-172h-99v174h-48v-174h-197zM9960 370h-234c31 45 66 80 108 105 49-29 91-64 126-105zM9968 191l34-29c53 47 97 89 131 126l-39 34c-40-45-82-89-126-131zM9653 161l38 31c-43 49-84 92-125 132-10-12-22-23-36-35 43-37 84-80 123-128zM10162 559h285v-35h-249v-32h249v-36h-147v17h-43v-191h425v191h-42v-17h-149v36h249v32h-249v35h284v34h-613zM10262 29h416v177h-42v-17h-332v17h-42zM10167 219h606v33h-606zM10304 157h332v-34h-332zM10636 61h-332v33h332zM10491 424h149v-40h-149zM10300 424h147v-40h-147zM10640 314h-149v40h149zM10300 354h147v-40h-147zM11932 96h161v-90h44v90h148v39c-9 29-19 56-32 83-12-6-26-11-42-16 11-21 19-43 26-65h-100v122h111v37c-20 78-51 142-94 193 34 30 83 56 146 77-13 15-25 31-36 47-59-27-107-57-143-91-42 37-92 68-150 93-9-15-19-28-31-41 63-24 113-53 150-85-41-47-69-110-84-189h-31v32c0 120-32 214-95 283-11-15-21-28-32-39 56-64 84-145 84-244zM11686 171v-46h203v47c-22 39-47 77-76 113v15c9 8 17 16 24 24 20-22 36-42 48-59l33 28c-14 17-32 37-54 59 16 17 30 32 42 46l-31 32c-17-22-38-47-62-74v255h-43v-274c-22 24-46 48-71 72-4-16-10-34-17-54 67-57 118-118 153-184zM11975 259h118v-122h-118zM12200 300h-151c13 61 38 113 74 156 33-42 59-94 77-156zM11746 22l43-21c18 28 35 57 49 86l-45 22c-12-26-27-55-47-87zM12558 58h344c-6 216-11 357-14 423-2 78-35 116-99 115-21 0-52-1-91-2-3-19-6-38-10-56 40 4 71 6 95 6 34 1 52-21 54-66 4-65 8-189 13-373h-141c-3 81-6 146-9 195-9 128-65 232-168 314-11-13-24-26-40-40 96-74 148-166 156-278 4-54 7-118 9-191h-99zM12323 166v-45h205v46c-22 39-47 76-73 110v19c10 7 20 14 30 21 21-27 40-56 58-85l41 26c-18 26-39 54-63 85 20 15 41 30 62 46l-32 38c-31-26-63-52-96-78v262h-47v-277c-24 27-50 51-77 74-4-16-10-34-16-53 59-47 112-110 158-189zM12382 22l44-21c15 24 31 52 48 85l-46 23c-15-33-31-62-46-87zM13225 335h299v279h-47v-43h-205v44h-47zM13205 510l-37 41c-22-23-45-46-67-67-31 44-71 86-120 125-9-13-18-26-28-40 47-35 85-74 114-118-30-27-59-54-89-80 15-55 28-117 40-186h-64v-47h72c7-41 13-85 19-132l50 8c-7 44-13 86-20 124h115v46c-10 111-30 196-62 255 28 25 54 48 77 71zM13462 87c42 66 78 131 109 195l-49 22c-9-19-18-39-27-58-65 3-143 10-234 18-12 1-26 5-44 11l-23-45c14-9 27-20 37-35 34-50 67-114 102-193l52 17c-38 72-75 137-112 196 82-5 149-9 201-11-17-33-34-66-53-97zM13477 378h-205v150h205zM13142 185h-76c-13 68-26 125-38 170 22 19 44 36 64 53 28-58 45-132 50-223zM13761 388c54-26 105-55 152-88v-284h54v244c63-51 119-110 168-176l45 33c-60 80-131 150-213 209v176c0 28 14 42 44 42h79c28 0 44-14 49-40 6-29 9-61 11-98 17 7 36 13 55 18-4 35-8 67-13 96-8 47-38 71-90 71h-104c-57 0-85-28-85-83v-145c-38 25-79 47-122 68-9-14-19-28-30-43zM13587 311c72-95 125-197 159-304l54 15c-20 52-41 100-64 145v444h-52v-351c-23 38-48 73-73 105-7-18-15-36-24-54zM14249 166h233c6-50 9-105 9-164h53c0 61-3 116-9 164h264c-3 128-6 233-11 316-5 78-46 116-123 116-32 0-71-1-115-3-2-16-5-35-9-57 39 5 77 8 114 8 50 0 76-25 79-73 5-81 9-167 11-258h-217c-30 182-115 317-255 406-11-14-24-29-37-46 128-75 208-196 238-360h-225zM14543 326l34-30c40 37 76 73 108 108l-38 35c-32-38-67-75-104-113zM14293 43l33-31c34 30 68 61 99 92l-37 36c-31-34-63-66-95-97zM15530 313c0 73-13 129-39 167-26 39-64 58-114 58s-88-19-113-58c-25-38-38-93-38-167 0-75 12-131 37-168 24-38 63-56 116-56 51 0 89 19 114 56 24 38 37 94 37 168zM15473 313c0-63-8-109-22-137-15-28-39-42-72-42-34 0-59 14-74 42-15 27-22 73-22 137 0 62 7 107 22 136 15 28 40 43 73 43 32 0 57-15 72-44s23-74 23-135zM16033 553h63v-384h146v-56h-180v-42h180v-66h47v66h195v42h-195v56h150v384h59v42h-465zM15879 309c56-83 99-183 129-301l46 14c-17 53-35 103-54 150v441h-45v-346c-18 33-37 64-57 93-5-18-12-35-19-51zM16141 553h252v-56h-252zM16393 210h-252v56h252zM16141 362h252v-56h-252zM16141 457h252v-56h-252z">
          <text:p/>
        </draw:path>
        <draw:frame draw:style-name="gr1" draw:text-style-name="P1" draw:layer="layout" svg:width="1.137cm" svg:height="1.09cm" svg:x="14.44cm" svg:y="40.466cm">
          <draw:text-box>
            <text:p>堆</text:p>
          </draw:text-box>
        </draw:frame>
        <draw:frame draw:style-name="gr1" draw:text-style-name="P1" draw:layer="layout" svg:width="4.947cm" svg:height="1.09cm" svg:x="15.842cm" svg:y="40.238cm">
          <draw:text-box>
            <text:p>动态申请的内存</text:p>
          </draw:text-box>
        </draw:frame>
        <draw:frame draw:style-name="gr3" draw:text-style-name="P1" draw:layer="layout" svg:width="17.588cm" svg:height="0.963cm" svg:x="6.695cm" svg:y="14.824cm">
          <draw:text-box>
            <text:p>https://www.xiaolincoding.com/os/3_memory/linux_mem.html</text:p>
          </draw:text-box>
        </draw:frame>
        <draw:frame draw:style-name="gr1" draw:text-style-name="P1" draw:layer="layout" svg:width="6.852cm" svg:height="1.09cm" svg:x="8.725cm" svg:y="39.062cm">
          <draw:text-box>
            <text:p>文件映射与匿名映射区</text:p>
          </draw:text-box>
        </draw:frame>
        <draw:frame draw:style-name="gr1" draw:text-style-name="P1" draw:layer="layout" svg:width="25.648cm" svg:height="1.09cm" svg:x="15.842cm" svg:y="39cm">
          <draw:text-box>
            <text:p>动态链接库中的代码段，数据段，BSS 段，以及通过 mmap 系统调用映射的共享内存区</text:p>
          </draw:text-box>
        </draw:frame>
        <draw:frame draw:style-name="gr1" draw:text-style-name="P1" draw:layer="layout" svg:width="1.137cm" svg:height="1.09cm" svg:x="14.44cm" svg:y="37.556cm">
          <draw:text-box>
            <text:p>栈</text:p>
          </draw:text-box>
        </draw:frame>
        <draw:frame draw:style-name="gr1" draw:text-style-name="P1" draw:layer="layout" svg:width="6.217cm" svg:height="1.09cm" svg:x="15.842cm" svg:y="37.597cm">
          <draw:text-box>
            <text:p>局部变量和函数参数</text:p>
          </draw:text-box>
        </draw:frame>
        <draw:frame draw:style-name="gr1" draw:text-style-name="P1" draw:layer="layout" svg:width="12.671cm" svg:height="1.09cm" svg:x="3.292cm" svg:y="48.179cm">
          <draw:text-box>
            <text:p><text:s/>Linux 系统中进程虚拟内存空间的真实分布</text:p>
          </draw:text-box>
        </draw:frame>
        <draw:frame draw:style-name="gr1" draw:text-style-name="P1" draw:layer="layout" svg:width="3.608cm" svg:height="1.09cm" svg:x="6.643cm" svg:y="50.438cm">
          <draw:text-box>
            <text:p><text:s/>32 位机器</text:p>
          </draw:text-box>
        </draw:frame>
        <draw:frame draw:style-name="gr1" draw:text-style-name="P1" draw:layer="layout" svg:width="5.38cm" svg:height="1.09cm" svg:x="9.278cm" svg:y="52.331cm">
          <draw:text-box>
            <text:p>寻址范围为 2^32</text:p>
          </draw:text-box>
        </draw:frame>
        <draw:frame draw:style-name="gr3" draw:text-style-name="P1" draw:layer="layout" svg:width="8.689cm" svg:height="0.963cm" svg:x="9.354cm" svg:y="53.738cm">
          <draw:text-box>
            <text:p>0x0000 0000 - 0xFFFF FFFF</text:p>
          </draw:text-box>
        </draw:frame>
        <draw:frame draw:style-name="gr1" draw:text-style-name="P1" draw:layer="layout" svg:width="2.338cm" svg:height="1.09cm" svg:x="4.571cm" svg:y="66.72cm">
          <draw:text-box>
            <text:p><text:s/>64 位</text:p>
          </draw:text-box>
        </draw:frame>
        <draw:frame draw:style-name="gr3" draw:text-style-name="P1" draw:layer="layout" svg:width="1.852cm" svg:height="0.963cm" svg:x="6.401cm" svg:y="68.127cm">
          <draw:text-box>
            <text:p>2^48</text:p>
          </draw:text-box>
        </draw:frame>
        <draw:frame draw:style-name="gr3" draw:text-style-name="P1" draw:layer="layout" svg:width="2.547cm" svg:height="0.963cm" svg:x="6.38cm" svg:y="69.369cm">
          <draw:text-box>
            <text:p><text:s/>256TB</text:p>
          </draw:text-box>
        </draw:frame>
        <draw:frame draw:style-name="gr3" draw:text-style-name="P1" draw:layer="layout" svg:width="15.022cm" svg:height="0.963cm" svg:x="18.336cm" svg:y="70.57cm">
          <draw:text-box>
            <text:p>0x0000 0000 0000 0000 - 0x0000 7FFF FFFF F000</text:p>
          </draw:text-box>
        </draw:frame>
        <draw:frame draw:style-name="gr1" draw:text-style-name="P1" draw:layer="layout" svg:width="10.403cm" svg:height="1.09cm" svg:x="6.217cm" svg:y="70.404cm">
          <draw:text-box>
            <text:p>低 128 T 表示用户态虚拟内存空间</text:p>
          </draw:text-box>
        </draw:frame>
        <draw:frame draw:style-name="gr1" draw:text-style-name="P1" draw:layer="layout" svg:width="10.403cm" svg:height="1.09cm" svg:x="6.135cm" svg:y="71.971cm">
          <draw:text-box>
            <text:p>高 128 T 表示内核态虚拟内存空间</text:p>
          </draw:text-box>
        </draw:frame>
        <draw:frame draw:style-name="gr3" draw:text-style-name="P1" draw:layer="layout" svg:width="15.48cm" svg:height="0.963cm" svg:x="18.169cm" svg:y="72.279cm">
          <draw:text-box>
            <text:p>0xFFFF 8000 0000 0000 - 0xFFFF FFFF FFFF FFFF</text:p>
          </draw:text-box>
        </draw:frame>
        <draw:frame draw:style-name="gr1" draw:text-style-name="P1" draw:layer="layout" svg:width="10.202cm" svg:height="1.09cm" svg:x="34.262cm" svg:y="70.506cm">
          <draw:text-box>
            <text:p>虚拟内存地址的高 16 位全部为 0</text:p>
          </draw:text-box>
        </draw:frame>
        <draw:frame draw:style-name="gr1" draw:text-style-name="P1" draw:layer="layout" svg:width="10.202cm" svg:height="1.09cm" svg:x="34.22cm" svg:y="72.235cm">
          <draw:text-box>
            <text:p>虚拟内存地址的高 16 位全部为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5T11:18:16.629000000</meta:creation-date>
    <dc:date>2024-06-06T15:03:36.454000000</dc:date>
    <meta:editing-duration>P1DT3H45M14S</meta:editing-duration>
    <meta:editing-cycles>13</meta:editing-cycles>
    <meta:generator>LibreOffice/7.5.2.2$Windows_X86_64 LibreOffice_project/53bb9681a964705cf672590721dbc85eb4d0c3a2</meta:generator>
    <meta:document-statistic meta:object-count="41"/>
  </office:meta>
</office:document-meta>
</file>